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/>
    </style:style>
    <style:style style:name="P18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4/2018<text:bookmark-end text:name="Text14"/></text:p>
            <text:p text:style-name="Normální">KVOP-44984/2018<text:bookmark-end text:name="Text2"/></text:p>
            <text:p text:style-name="Normální"><text:bookmark-start text:name="Text6"/>15. 10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gr. E. K.<text:s/></text:p>
            <text:p text:style-name="Normální">advokátka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magistro,</text:p>
      <text:p text:style-name="Základnítext">dne<text:s/>9. října 2018<text:s/>obdržela Kancelář veřejného ochránce práv Vaši žádost podle zákona<text:s/>č. 106/1999 Sb., o svobodném přístupu k informacím, ve znění pozdějších předpisů, ve kterém požadujete anonymizovanou formu vyjádření České správy sociálního zabezpečení (dále také jen „ČSSZ“) k případu veřejného ochránce práv sp. zn. 3759/2018/VOP týkající se otázky, z jakých důvodů nejsou v současné době potvrzovány českým občanům Penzijním fondem Ruské federace doby pojištění odpracované na území bývalého Sovětského svazu.</text:p>
      <text:p text:style-name="Základnítext">Podle ustanovení § 4a zákona o svobodném přístupu k informacím Vám<text:s/><text:span text:style-name="Silné">poskytuji požadované informace.<text:s/></text:span><text:span text:style-name="T17">V příloze tohoto dopisu naleznete anonymizované vyjádření ČSSZ včetně Protokolu z jednání zástupců Penzijního fondu Ruské federace a České správy sociálního zabezpečení, které se konalo minulý rok v Praze.</text:span></text:p>
      <text:p text:style-name="Základnítext">S pozdravem</text:p>
      <text:p text:style-name="podpis"/>
      <text:p text:style-name="podpis"/>
      <text:p text:style-name="podpis">Mgr. Petra Zdražilová v. r.</text:p>
      <text:p text:style-name="podpis">ředitelka právní sekce</text:p>
      <text:p text:style-name="podpis">(dopis je opatřen elektronickým podpisem)</text:p>
      <text:h text:style-name="Nadpis1" text:outline-level="1"/>
      <text:h text:style-name="Nadpis1" text:outline-level="1"/>
      <text:h text:style-name="Nadpis1" text:outline-level="1"/>
      <text:h text:style-name="Nadpis1" text:outline-level="1"/>
      <text:h text:style-name="Nadpis1" text:outline-level="1"/>
      <text:h text:style-name="Nadpis1" text:outline-level="1"/>
      <text:h text:style-name="Nadpis1" text:outline-level="1"/>
      <text:h text:style-name="Nadpis1" text:outline-level="1">Přílohy</text:h>
      <text:p text:style-name="P18">Anonymizované vyjádření ČSSZ ze dne 19. 7. 2018 včetně přílohy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WLYA*</text:span>*KVOPX008WLYA*</text:p>
        <text:p text:style-name="P12"><text:span text:style-name="T13">KVOPX008WLYA</text:span>KVOPX008WLY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08T09:29:00Z</meta:creation-date>
    <dc:date>2019-01-08T09:29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84" meta:character-count="1269" meta:row-count="9" meta:non-whitespace-character-count="1087"/>
  </office:meta>
</office:document-meta>
</file>